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3444in" table:align="left" style:writing-mode="lr-tb"/>
    </style:style>
    <style:style style:name="Table1.A" style:family="table-column">
      <style:table-column-properties style:column-width="1.1944in"/>
    </style:style>
    <style:style style:name="Table1.B" style:family="table-column">
      <style:table-column-properties style:column-width="2.3069in"/>
    </style:style>
    <style:style style:name="Table1.C" style:family="table-column">
      <style:table-column-properties style:column-width="1.84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Heading_20_2">
      <style:paragraph-properties fo:line-height="100%"/>
      <style:text-properties fo:color="#000000" loext:opacity="100%" fo:font-weight="normal" style:font-weight-asian="normal" style:font-weight-complex="normal"/>
    </style:style>
    <style:style style:name="P6" style:family="paragraph" style:parent-style-name="Text_20_body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7" style:family="paragraph" style:parent-style-name="Heading_20_3">
      <style:paragraph-properties fo:margin-top="0in" fo:margin-bottom="0.111in" style:contextual-spacing="false" fo:line-height="100%" fo:text-align="start" style:justify-single-word="false"/>
      <style:text-properties fo:color="#000000" loext:opacity="100%" fo:font-weight="normal" style:font-weight-asian="normal" style:font-weight-complex="normal"/>
    </style:style>
    <style:style style:name="P8" style:family="paragraph" style:parent-style-name="Text_20_body" style:list-style-name="L1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9" style:family="paragraph" style:parent-style-name="Heading_20_2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10" style:family="paragraph" style:parent-style-name="Text_20_body" style:list-style-name="L2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11" style:family="paragraph" style:parent-style-name="Horizontal_20_Line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12" style:family="paragraph" style:parent-style-name="Text_20_body" style:list-style-name="L3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13" style:family="paragraph" style:parent-style-name="Heading_20_3">
      <style:paragraph-properties fo:margin-top="0in" fo:margin-bottom="0.111in" style:contextual-spacing="false" fo:line-height="100%" fo:text-align="start" style:justify-single-word="false"/>
      <style:text-properties fo:color="#000000" loext:opacity="100%" fo:font-weight="bold" style:font-weight-asian="bold" style:font-weight-complex="bold"/>
    </style:style>
    <style:style style:name="P14" style:family="paragraph" style:parent-style-name="Table_20_Heading">
      <style:text-properties fo:color="#000000" loext:opacity="100%" fo:font-weight="bold" style:font-weight-asian="bold" style:font-weight-complex="bold"/>
    </style:style>
    <style:style style:name="P15" style:family="paragraph" style:parent-style-name="Table_20_Contents">
      <style:text-properties fo:color="#000000" loext:opacity="100%" fo:font-weight="bold" style:font-weight-asian="bold" style:font-weight-complex="bold"/>
    </style:style>
    <style:style style:name="P16" style:family="paragraph" style:parent-style-name="Table_20_Contents">
      <style:text-properties fo:color="#000000" loext:opacity="100%" fo:font-weight="normal" style:font-weight-asian="normal" style:font-weight-complex="normal"/>
    </style:style>
    <style:style style:name="P17" style:family="paragraph" style:parent-style-name="Text_20_body">
      <style:paragraph-properties fo:line-height="100%"/>
      <style:text-properties fo:color="#000000" loext:opacity="100%" fo:font-weight="normal" style:font-weight-asian="normal" style:font-weight-complex="normal"/>
    </style:style>
    <style:style style:name="P18" style:family="paragraph" style:parent-style-name="Text_20_body" style:list-style-name="L4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19" style:family="paragraph" style:parent-style-name="Text_20_body" style:list-style-name="L4">
      <style:paragraph-properties fo:margin-left="0in" fo:margin-right="0in" fo:margin-top="0in" fo:margin-bottom="0.111in" style:contextual-spacing="false" fo:line-height="100%" fo:text-indent="0in" style:auto-text-indent="false"/>
      <style:text-properties fo:color="#000000" loext:opacity="100%" fo:font-weight="normal" style:font-weight-asian="normal" style:font-weight-complex="normal"/>
    </style:style>
    <style:style style:name="P20" style:family="paragraph" style:parent-style-name="Text_20_body" style:list-style-name="L5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21" style:family="paragraph" style:parent-style-name="Text_20_body" style:list-style-name="L6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22" style:family="paragraph" style:parent-style-name="Standard">
      <style:paragraph-properties fo:line-height="100%"/>
      <style:text-properties fo:color="#000000" loext:opacity="100%" fo:font-weight="normal" style:font-weight-asian="normal" style:font-weight-complex="normal"/>
    </style:style>
    <style:style style:name="T1" style:family="text">
      <style:text-properties officeooo:rsid="001d1e14"/>
    </style:style>
    <style:style style:name="T2" style:family="text">
      <style:text-properties style:font-name="Calibri" fo:font-weight="bold" style:font-weight-asian="bold" style:font-name-complex="Calibri1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fo:background-color="#ffff00" loext:char-shading-value="0" style:font-weight-asian="bold" style:font-name-complex="Calibri1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officeooo:rsid="001ebc2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officeooo:rsid="001d1e14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14</text:span>. POLOVODIČOVÉ PAMĚTI</text:h>
      <text:h text:style-name="P2" text:outline-level="2">* nepovinné informace</text:h>
      <text:h text:style-name="P2" text:outline-level="2" loext:marker-style-name="T2"><text:span text:style-name="T3"><text:s/></text:span><text:span text:style-name="T4">důležité informace</text:span></text:h>
      <text:p text:style-name="P3" loext:marker-style-name="T5"><text:span text:style-name="T5">* důležité informace v nepovinné sekci dokumentu</text:span></text:p>
      <text:p text:style-name="P4"/>
      <text:h text:style-name="P5" text:outline-level="2"><text:span text:style-name="T6">14.</text:span>1. <text:span text:style-name="T7">Základní dělení a principy</text:span></text:h>
      <text:p text:style-name="P6">Polovodičové paměti slouží k <text:span text:style-name="T8">uchovávání informací v digitální podobě</text:span> (0 a 1) pomocí tranzistorů a kondenzátorů na křemíkovém čipu.</text:p>
      <text:h text:style-name="P7" text:outline-level="3"><text:span text:style-name="T9">Hlavní</text:span><text:span text:style-name="T7"> dělení</text:span>:</text:h>
      <text:list text:style-name="L1">
        <text:list-item>
          <text:p text:style-name="P8"><text:span text:style-name="T7">Podle volatility</text:span> (stálosti):</text:p>
          <text:list>
            <text:list-item>
              <text:p text:style-name="P8"><text:span text:style-name="T7">Volatilní</text:span>: Při odpojení napájení <text:span text:style-name="T8">ztrácí</text:span> data (např. RAM).</text:p>
            </text:list-item>
            <text:list-item>
              <text:p text:style-name="P8"><text:span text:style-name="T7">Nevolatilní</text:span>: Data <text:span text:style-name="T8">uchovávají</text:span> i bez proudu (např. ROM, Flash).</text:p>
            </text:list-item>
          </text:list>
        </text:list-item>
        <text:list-item>
          <text:p text:style-name="P8"><text:span text:style-name="T7">Podle přístupu</text:span>:</text:p>
          <text:list>
            <text:list-item>
              <text:p text:style-name="P8"><text:span text:style-name="T7">RAM</text:span> (Random Access Memory): Libovolný (přímý) přístup – můžeme číst/zapisovat z jakéhokoliv místa okamžitě.</text:p>
            </text:list-item>
            <text:list-item>
              <text:p text:style-name="P8"><text:span text:style-name="T7">SAM</text:span> (Sequential Access Memory): Sekvenční přístup – data se čtou <text:span text:style-name="T10">popořadě</text:span> (dnes vzácné u polovodičů, dříve pásky).</text:p>
            </text:list-item>
          </text:list>
        </text:list-item>
        <text:list-item>
          <text:p text:style-name="P8"><text:span text:style-name="T7">Podle zápisu</text:span>:</text:p>
          <text:list>
            <text:list-item>
              <text:p text:style-name="P8"><text:span text:style-name="T7">ROM</text:span> (Read Only): Pouze pro <text:span text:style-name="T10">čtení</text:span> (data vložena při výrobě).</text:p>
            </text:list-item>
            <text:list-item>
              <text:p text:style-name="P8"><text:span text:style-name="T7">RWM</text:span> (Read Write): Pro <text:span text:style-name="T10">čtení i zápis</text:span>.</text:p>
            </text:list-item>
          </text:list>
        </text:list-item>
      </text:list>
      <text:h text:style-name="P9" text:outline-level="2"><text:span text:style-name="T6">14.</text:span>2. <text:span text:style-name="T7">Klíčové parametry pamětí</text:span></text:h>
      <text:p text:style-name="P6">Při hodnocení pamětí sledujeme tyto technické údaje:</text:p>
      <text:list text:style-name="L2">
        <text:list-item>
          <text:p text:style-name="P10"><text:span text:style-name="T7">Kapacita</text:span>: Množství dat, které se do paměti vejde (GB, TB).</text:p>
        </text:list-item>
        <text:list-item>
          <text:p text:style-name="P10"><text:span text:style-name="T7">Přístupová doba</text:span>: Čas od požadavku po získání dat (ns u RAM, ms u disků).</text:p>
        </text:list-item>
        <text:list-item>
          <text:p text:style-name="P10"><text:span text:style-name="T7">Přenosová rychlost</text:span>: Jak rychle tečou data mezi pamětí a CPU (GB/s).</text:p>
        </text:list-item>
        <text:list-item>
          <text:p text:style-name="P10"><text:span text:style-name="T7">Šířka toku dat</text:span>: Kolik bitů se přenese najednou (např. 64 bitů).</text:p>
        </text:list-item>
        <text:list-item>
          <text:p text:style-name="P10"><text:span text:style-name="T7">Spolehlivost</text:span>: Udávána jako MTBF (střední doba mezi poruchami).</text:p>
        </text:list-item>
        <text:list-item>
          <text:p text:style-name="P10"><text:span text:style-name="T9">„</text:span><text:span text:style-name="T7">Cena za bit“</text:span>: Ekonomický ukazatel výhodnosti.</text:p>
        </text:list-item>
      </text:list>
      <text:p text:style-name="P11"/>
      <text:h text:style-name="P9" text:outline-level="2"><text:span text:style-name="T6">14.</text:span>3. <text:span text:style-name="T7">Paměti typu ROM (Nevolatilní)</text:span></text:h>
      <text:p text:style-name="P6">Slouží k uložení firmware (např. BIOS/UEFI).</text:p>
      <text:list text:style-name="L3">
        <text:list-item>
          <text:p text:style-name="P12"><text:span text:style-name="T7">ROM</text:span>: Data <text:span text:style-name="T1">nahrána</text:span> při výrobě, <text:span text:style-name="T10">nelze měnit</text:span>.</text:p>
        </text:list-item>
        <text:list-item>
          <text:p text:style-name="P12"><text:span text:style-name="T7">PROM</text:span>: Programovatelná uživatelem, ale <text:span text:style-name="T10">pouze jednou</text:span> (přepálení propojek).</text:p>
        </text:list-item>
        <text:list-item>
          <text:p text:style-name="P12"><text:span text:style-name="T7">EPROM</text:span>: Mazatelná <text:span text:style-name="T10">UV zářením</text:span> (přes okénko v čipu) a znovu programovatelná.</text:p>
        </text:list-item>
        <text:list-item>
          <text:p text:style-name="P12"><text:span text:style-name="T7">EEPROM</text:span>: <text:span text:style-name="T10">Elektricky mazatelná</text:span> a programovatelná po jednotlivých bajtech.</text:p>
        </text:list-item>
        <text:list-item>
          <text:p text:style-name="P12"><text:span text:style-name="T7">Flash</text:span>: Moderní <text:span text:style-name="T10">nástupce</text:span> EEPROM. Maže se po celých blocích, což ji činí velmi rychlou a levnou. Používá se v SSD a USB discích.</text:p>
        </text:list-item>
      </text:list>
      <text:p text:style-name="P11"/>
      <text:h text:style-name="P9" text:outline-level="2"><text:soft-page-break/><text:span text:style-name="T6">14.</text:span>4. <text:span text:style-name="T7">Operační paměti (RAM / RWM)</text:span></text:h>
      <text:p text:style-name="P6">Jsou volatilní a slouží jako pracovní prostor pro běžící programy.</text:p>
      <text:h text:style-name="P13" text:outline-level="3">SRAM vs. DRAM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4">Vlastnost</text:p>
            </table:table-cell>
            <table:table-cell table:style-name="Table1.A1" office:value-type="string">
              <text:p text:style-name="P14">SRAM (Static RAM)</text:p>
            </table:table-cell>
            <table:table-cell table:style-name="Table1.A1" office:value-type="string">
              <text:p text:style-name="P14">DRAM (Dynamic RAM)</text:p>
            </table:table-cell>
          </table:table-row>
        </table:table-header-rows>
        <table:table-row>
          <table:table-cell table:style-name="Table1.A1" office:value-type="string">
            <text:p text:style-name="P15">Princip</text:p>
          </table:table-cell>
          <table:table-cell table:style-name="Table1.A1" office:value-type="string">
            <text:p text:style-name="P16">Bistabilní klopný obvod (tranzistory)</text:p>
          </table:table-cell>
          <table:table-cell table:style-name="Table1.A1" office:value-type="string">
            <text:p text:style-name="P16">Kondenzátor (náboj)</text:p>
          </table:table-cell>
        </table:table-row>
        <table:table-row>
          <table:table-cell table:style-name="Table1.A1" office:value-type="string">
            <text:p text:style-name="P15">Rychlost</text:p>
          </table:table-cell>
          <table:table-cell table:style-name="Table1.A1" office:value-type="string">
            <text:p text:style-name="P16">Extrémně vysoká</text:p>
          </table:table-cell>
          <table:table-cell table:style-name="Table1.A1" office:value-type="string">
            <text:p text:style-name="P16">Nižší</text:p>
          </table:table-cell>
        </table:table-row>
        <table:table-row>
          <table:table-cell table:style-name="Table1.A1" office:value-type="string">
            <text:p text:style-name="P15">Obnova (Refresh)</text:p>
          </table:table-cell>
          <table:table-cell table:style-name="Table1.A1" office:value-type="string">
            <text:p text:style-name="P16">Není potřeba</text:p>
          </table:table-cell>
          <table:table-cell table:style-name="Table1.A1" office:value-type="string">
            <text:p text:style-name="P16">Nutná (náboj uniká)</text:p>
          </table:table-cell>
        </table:table-row>
        <table:table-row>
          <table:table-cell table:style-name="Table1.A1" office:value-type="string">
            <text:p text:style-name="P15">Cena / Hustota</text:p>
          </table:table-cell>
          <table:table-cell table:style-name="Table1.A1" office:value-type="string">
            <text:p text:style-name="P16">Drahá, zabírá víc místa</text:p>
          </table:table-cell>
          <table:table-cell table:style-name="Table1.A1" office:value-type="string">
            <text:p text:style-name="P16">Levná, vysoká kapacita</text:p>
          </table:table-cell>
        </table:table-row>
        <table:table-row>
          <table:table-cell table:style-name="Table1.A1" office:value-type="string">
            <text:p text:style-name="P15">Využití</text:p>
          </table:table-cell>
          <table:table-cell table:style-name="Table1.A1" office:value-type="string">
            <text:p text:style-name="P16">Cache procesoru (L1, L2, L3)</text:p>
          </table:table-cell>
          <table:table-cell table:style-name="Table1.A1" office:value-type="string">
            <text:p text:style-name="P16">Hlavní operační paměť RAM</text:p>
          </table:table-cell>
        </table:table-row>
      </table:table>
      <text:p text:style-name="P17"/>
      <text:h text:style-name="P13" text:outline-level="3">Vývoj DRAM:</text:h>
      <text:list text:style-name="L4">
        <text:list-item>
          <text:p text:style-name="P18"><text:span text:style-name="T7">SDRAM</text:span>: Synchronní s hodinami procesoru.</text:p>
        </text:list-item>
        <text:list-item>
          <text:p text:style-name="P18"><text:span text:style-name="T7">DDR</text:span> (Double Data Rate): Přenáší data na náběžné i sestupné hraně hodinového signálu (2x rychlejší).</text:p>
        </text:list-item>
        <text:list-item>
          <text:p text:style-name="P19">Generace: DDR1 → DDR2 → DDR3 → DDR4 → DDR5 (<text:span text:style-name="T8">každá generace zvyšuje rychlost a snižuje napětí</text:span>).</text:p>
        </text:list-item>
      </text:list>
      <text:p text:style-name="P11"/>
      <text:h text:style-name="P9" text:outline-level="2"><text:span text:style-name="T6">14.</text:span>5. <text:span text:style-name="T7">Pouzdra a provedení modulů</text:span></text:h>
      <text:p text:style-name="P6">Paměťové čipy se osazují na destičky s kontakty:</text:p>
      <text:list text:style-name="L5">
        <text:list-item>
          <text:p text:style-name="P20"><text:span text:style-name="T7">DIMM</text:span>: Klasické dlouhé moduly pro <text:span text:style-name="T1">desktop</text:span> PC.</text:p>
        </text:list-item>
        <text:list-item>
          <text:p text:style-name="P20"><text:span text:style-name="T7">SO-DIMM</text:span>: Menší verze pro notebooky.</text:p>
        </text:list-item>
        <text:list-item>
          <text:p text:style-name="P20"><text:span text:style-name="T7">SIMM</text:span>: Starší typy (dnes se nepoužívají).</text:p>
        </text:list-item>
      </text:list>
      <text:p text:style-name="P11"/>
      <text:h text:style-name="P9" text:outline-level="2"><text:span text:style-name="T6">14.</text:span>6. <text:span text:style-name="T7">SSD,</text:span><text:span text:style-name="T9"> atd.</text:span></text:h>
      <text:p text:style-name="P6"><text:span text:style-name="T7">SSD</text:span> (Solid State Drive) využívají technologii Flash NAND.</text:p>
      <text:list text:style-name="L6">
        <text:list-item>
          <text:p text:style-name="P21"><text:span text:style-name="T7">SSD 2.5":</text:span> Starší formát, vypadá jako malý disk, připojuje se <text:span text:style-name="T7">přes SATA kabel</text:span>.</text:p>
        </text:list-item>
        <text:list-item>
          <text:p text:style-name="P21"><text:span text:style-name="T7">M.2:</text:span> Moderní formát (malá "kartička" přímo do desky). Může pracovat ve dvou režimech:</text:p>
          <text:list>
            <text:list-item>
              <text:p text:style-name="P21"><text:span text:style-name="T7">M.2 SATA</text:span>: Využívá <text:span text:style-name="T10">starý protokol SATA</text:span>, rychlost limitována na cca 600 MB/s.</text:p>
            </text:list-item>
            <text:list-item>
              <text:p text:style-name="P21"><text:span text:style-name="T7">M.2 NVMe</text:span>: Využívá sběrnici PCI Express. Mnohem <text:span text:style-name="T10">vyšší rychlosti</text:span> (tisíce MB/s).</text:p>
            </text:list-item>
          </text:list>
        </text:list-item>
      </text:list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font-size="22pt" fo:font-weight="bold" style:font-name-asian="Calibri1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font-size="22pt" fo:font-weight="bold" style:font-name-asian="Calibri1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0984in" fo:margin-bottom="0.0984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14</meta:editing-cycles>
    <meta:creation-date>2023-04-04T18:26:00</meta:creation-date>
    <dc:date>2026-04-21T21:03:33.807612661</dc:date>
    <meta:editing-duration>PT1H12M39S</meta:editing-duration>
    <meta:generator>LibreOffice/25.8.3.2$Linux_X86_64 LibreOffice_project/580$Build-2</meta:generator>
    <meta:document-statistic meta:table-count="1" meta:image-count="0" meta:object-count="0" meta:page-count="2" meta:paragraph-count="67" meta:word-count="474" meta:character-count="2966" meta:non-whitespace-character-count="2586"/>
    <meta:user-defined meta:name="AppVersion">16.0000</meta:user-defined>
    <meta:template xlink:type="simple" xlink:actuate="onRequest" xlink:title="Normal.dotm" xlink:href=""/>
  </office:meta>
</office:document-meta>
</file>